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rc/main.py</text:p>
      <text:p text:style-name="Standard"/>
      <text:p text:style-name="Standard">from fastapi import FastAPI, Depends</text:p>
      <text:p text:style-name="Standard">from fastapi.middleware.cors import CORSMiddleware</text:p>
      <text:p text:style-name="Standard">from sqlalchemy.orm import Session</text:p>
      <text:p text:style-name="Standard">from fastapi.responses import JSONResponse</text:p>
      <text:p text:style-name="Standard">from fastapi.requests import Request</text:p>
      <text:p text:style-name="Standard">from src import models</text:p>
      <text:p text:style-name="Standard">from src.database import SessionLocal</text:p>
      <text:p text:style-name="Standard">from src.schemas_movimientos import MovimientoCreate</text:p>
      <text:p text:style-name="Standard">from src.schemas_deudas import DeudaCreate</text:p>
      <text:p text:style-name="Standard">from datetime import date</text:p>
      <text:p text:style-name="Standard">import traceback</text:p>
      <text:p text:style-name="Standard">from fastapi import Query</text:p>
      <text:p text:style-name="Standard"/>
      <text:p text:style-name="Standard">from fastapi import APIRouter</text:p>
      <text:p text:style-name="Standard">from datetime import datetime</text:p>
      <text:p text:style-name="Standard">from sqlalchemy import extract, func</text:p>
      <text:p text:style-name="Standard"/>
      <text:p text:style-name="Standard">from src import models</text:p>
      <text:p text:style-name="Standard"># from src.database import SessionLocal, get_db</text:p>
      <text:p text:style-name="Standard">from src.models import Deuda</text:p>
      <text:p text:style-name="Standard">from src.schemas_movimientos import MovimientoCreate</text:p>
      <text:p text:style-name="Standard">from src.schemas_deudas import DeudaCreate</text:p>
      <text:p text:style-name="Standard"><text:line-break/><text:line-break/></text:p>
      <text:p text:style-name="Standard">app = FastAPI()</text:p>
      <text:p text:style-name="Standard"/>
      <text:p text:style-name="Standard"># Manejo de excepciones</text:p>
      <text:p text:style-name="Standard">@app.exception_handler(Exception)</text:p>
      <text:p text:style-name="Standard">async def all_exception_handler(request: Request, exc: Exception):</text:p>
      <text:p text:style-name="Standard">    traceback.print_exc()</text:p>
      <text:p text:style-name="Standard">    return JSONResponse(</text:p>
      <text:p text:style-name="Standard">        status_code=500,</text:p>
      <text:p text:style-name="Standard">        content={"detail": str(exc)},</text:p>
      <text:p text:style-name="Standard">    )</text:p>
      <text:p text:style-name="Standard"/>
      <text:p text:style-name="Standard"># Configurar CORS para permitir conexión con frontend</text:p>
      <text:p text:style-name="Standard">app.add_middleware(</text:p>
      <text:p text:style-name="Standard">    CORSMiddleware,</text:p>
      <text:p text:style-name="Standard">    allow_origins=["http://localhost:5173"],</text:p>
      <text:p text:style-name="Standard">    allow_credentials=True,</text:p>
      <text:p text:style-name="Standard">    allow_methods=["*"],</text:p>
      <text:p text:style-name="Standard">    allow_headers=["*"],</text:p>
      <text:p text:style-name="Standard">)</text:p>
      <text:p text:style-name="Standard"/>
      <text:p text:style-name="Standard"># Dependencia para obtener una sesión de base de datos</text:p>
      <text:p text:style-name="Standard">def get_db():</text:p>
      <text:p text:style-name="Standard">    db = SessionLocal()</text:p>
      <text:p text:style-name="Standard">    try:</text:p>
      <text:p text:style-name="Standard">        yield db</text:p>
      <text:p text:style-name="Standard"><text:soft-page-break/>    finally:</text:p>
      <text:p text:style-name="Standard">        db.close()</text:p>
      <text:p text:style-name="Standard"/>
      <text:p text:style-name="Standard"># Ruta GET: devuelve todos los movimientos (para los gráficos)</text:p>
      <text:p text:style-name="Standard">@app.get("/movimientos")</text:p>
      <text:p text:style-name="Standard">def obtener_movimientos(db: Session = Depends(get_db)):</text:p>
      <text:p text:style-name="Standard">    resultados = db.query(models.Movimiento).all()</text:p>
      <text:p text:style-name="Standard">    return [</text:p>
      <text:p text:style-name="Standard">        {</text:p>
      <text:p text:style-name="Standard">            "id": m.id,</text:p>
      <text:p text:style-name="Standard">            "tipo": m.tipo.value,</text:p>
      <text:p text:style-name="Standard">            "categoria": m.categoria,</text:p>
      <text:p text:style-name="Standard">            "monto": float(m.monto),</text:p>
      <text:p text:style-name="Standard">            "fecha": m.fecha.isoformat() if m.fecha else None</text:p>
      <text:p text:style-name="Standard">        }</text:p>
      <text:p text:style-name="Standard">        for m in resultados</text:p>
      <text:p text:style-name="Standard">    ]</text:p>
      <text:p text:style-name="Standard"/>
      <text:p text:style-name="Standard"># Ruta POST: permite registrar un nuevo ingreso</text:p>
      <text:p text:style-name="Standard">@app.post("/ingresos")</text:p>
      <text:p text:style-name="Standard">def crear_ingreso(movimiento: MovimientoCreate, db: Session = Depends(get_db)):</text:p>
      <text:p text:style-name="Standard">    nuevo_mov = models.Movimiento(</text:p>
      <text:p text:style-name="Standard">        tipo=movimiento.tipo,</text:p>
      <text:p text:style-name="Standard">        categoria=movimiento.categoria,</text:p>
      <text:p text:style-name="Standard">        monto=movimiento.monto,</text:p>
      <text:p text:style-name="Standard">        fecha=movimiento.fecha or date.today(),</text:p>
      <text:p text:style-name="Standard">        deuda_id=movimiento.deuda_id  # ✅ Aceptamos deuda_id si fue enviado</text:p>
      <text:p text:style-name="Standard">    )</text:p>
      <text:p text:style-name="Standard">    db.add(nuevo_mov)</text:p>
      <text:p text:style-name="Standard">    db.commit()</text:p>
      <text:p text:style-name="Standard">    db.refresh(nuevo_mov)</text:p>
      <text:p text:style-name="Standard"/>
      <text:p text:style-name="Standard">    return {</text:p>
      <text:p text:style-name="Standard">        "mensaje": "Movimiento registrado correctamente",</text:p>
      <text:p text:style-name="Standard">        "movimiento": {</text:p>
      <text:p text:style-name="Standard">            "id": nuevo_mov.id,</text:p>
      <text:p text:style-name="Standard">            "tipo": nuevo_mov.tipo.value,</text:p>
      <text:p text:style-name="Standard">            "categoria": nuevo_mov.categoria,</text:p>
      <text:p text:style-name="Standard">            "monto": float(nuevo_mov.monto),</text:p>
      <text:p text:style-name="Standard">            "fecha": nuevo_mov.fecha.isoformat(),</text:p>
      <text:p text:style-name="Standard">            "deuda_id": nuevo_mov.deuda_id  # ✅ También lo devolvemos si fue guardado</text:p>
      <text:p text:style-name="Standard">        }</text:p>
      <text:p text:style-name="Standard">    }</text:p>
      <text:p text:style-name="Standard"/>
      <text:p text:style-name="Standard">@app.get("/deudas")</text:p>
      <text:p text:style-name="Standard">def obtener_deudas(db: Session = Depends(get_db)):</text:p>
      <text:p text:style-name="Standard">    resultados = db.query(models.Deuda).all()</text:p>
      <text:p text:style-name="Standard">    return [d.to_dict() for d in resultados]</text:p>
      <text:p text:style-name="Standard"/>
      <text:p text:style-name="Standard">@app.post("/deudas")</text:p>
      <text:p text:style-name="Standard">def crear_deuda(deuda: DeudaCreate, db: Session = Depends(get_db)):</text:p>
      <text:p text:style-name="Standard">    nueva_deuda = models.Deuda(</text:p>
      <text:p text:style-name="Standard"><text:soft-page-break/>        descripcion=deuda.descripcion,</text:p>
      <text:p text:style-name="Standard">        monto=deuda.monto,</text:p>
      <text:p text:style-name="Standard">        fecha_registro=deuda.fecha_registro or date.today(),</text:p>
      <text:p text:style-name="Standard">        fecha_vencimiento=deuda.fecha_vencimiento,</text:p>
      <text:p text:style-name="Standard">        pagado=0</text:p>
      <text:p text:style-name="Standard">    )</text:p>
      <text:p text:style-name="Standard">    db.add(nueva_deuda)</text:p>
      <text:p text:style-name="Standard">    db.commit()</text:p>
      <text:p text:style-name="Standard">    db.refresh(nueva_deuda)</text:p>
      <text:p text:style-name="Standard"/>
      <text:p text:style-name="Standard">    return {</text:p>
      <text:p text:style-name="Standard">        "mensaje": "Deuda registrada correctamente",</text:p>
      <text:p text:style-name="Standard">        "deuda": nueva_deuda.to_dict()</text:p>
      <text:p text:style-name="Standard">    }</text:p>
      <text:p text:style-name="Standard"/>
      <text:p text:style-name="Standard">@app.put("/deudas/{deuda_id}/pagar")</text:p>
      <text:p text:style-name="Standard">def pagar_deuda(deuda_id: int, db: Session = Depends(get_db)):</text:p>
      <text:p text:style-name="Standard">    deuda = db.query(models.Deuda).filter(models.Deuda.id == deuda_id).first()</text:p>
      <text:p text:style-name="Standard">    if not deuda:</text:p>
      <text:p text:style-name="Standard">        return JSONResponse(status_code=404, content={"mensaje": "Deuda no encontrada"})</text:p>
      <text:p text:style-name="Standard"/>
      <text:p text:style-name="Standard">    deuda.pagado = 1</text:p>
      <text:p text:style-name="Standard">    db.commit()</text:p>
      <text:p text:style-name="Standard">    db.refresh(deuda)</text:p>
      <text:p text:style-name="Standard"/>
      <text:p text:style-name="Standard">    return {"mensaje": "Deuda marcada como pagada", "deuda": deuda.to_dict()}</text:p>
      <text:p text:style-name="Standard"/>
      <text:p text:style-name="Standard"># Ruta GET: devuelve solo l</text:p>
      <text:p text:style-name="Standard"/>
      <text:p text:style-name="Standard">@app.get("/deudas/no_pagadas")</text:p>
      <text:p text:style-name="Standard">def obtener_deudas_no_pagadas(</text:p>
      <text:p text:style-name="Standard">    desde: date = Query(None),</text:p>
      <text:p text:style-name="Standard">    hasta: date = Query(None),</text:p>
      <text:p text:style-name="Standard">    db: Session = Depends(get_db)</text:p>
      <text:p text:style-name="Standard">):</text:p>
      <text:p text:style-name="Standard">    query = db.query(models.Deuda).filter(models.Deuda.pagado == 0)</text:p>
      <text:p text:style-name="Standard"/>
      <text:p text:style-name="Standard">    if desde:</text:p>
      <text:p text:style-name="Standard">        query = query.filter(models.Deuda.fecha_registro &gt;= desde)</text:p>
      <text:p text:style-name="Standard">    if hasta:</text:p>
      <text:p text:style-name="Standard">        query = query.filter(models.Deuda.fecha_registro &lt;= hasta)</text:p>
      <text:p text:style-name="Standard"/>
      <text:p text:style-name="Standard">    deudas = query.all()</text:p>
      <text:p text:style-name="Standard">    return [d.to_dict() for d in deudas]</text:p>
      <text:p text:style-name="Standard"/>
      <text:p text:style-name="Standard">router = APIRouter()</text:p>
      <text:p text:style-name="Standard"/>
      <text:p text:style-name="Standard">@router.get("/resumen/anual")</text:p>
      <text:p text:style-name="Standard">def resumen_anual(db: Session = Depends(get_db)):</text:p>
      <text:p text:style-name="Standard">    """Devuelve un resumen anual de deudas por mes (año actual)."""</text:p>
      <text:p text:style-name="Standard">    anio_actual = datetime.now().year</text:p>
      <text:p text:style-name="Standard">    resumen = (</text:p>
      <text:p text:style-name="Standard"><text:soft-page-break/>        db.query(</text:p>
      <text:p text:style-name="Standard">            extract('month', Deuda.fecha_registro).label("mes"),</text:p>
      <text:p text:style-name="Standard">            func.sum(Deuda.monto).label("total")</text:p>
      <text:p text:style-name="Standard">        )</text:p>
      <text:p text:style-name="Standard">        .filter(extract('year', Deuda.fecha_registro) == anio_actual)</text:p>
      <text:p text:style-name="Standard">        .group_by("mes")</text:p>
      <text:p text:style-name="Standard">        .order_by("mes")</text:p>
      <text:p text:style-name="Standard">        .all()</text:p>
      <text:p text:style-name="Standard">    )</text:p>
      <text:p text:style-name="Standard"/>
      <text:p text:style-name="Standard">    return [{"mes": int(mes), "total": float(total)} for mes, total in resumen]</text:p>
      <text:p text:style-name="Standard"/>
      <text:p text:style-name="Standard">@router.get("/resumen/mensual")</text:p>
      <text:p text:style-name="Standard">def resumen_mensual(db: Session = Depends(get_db)):</text:p>
      <text:p text:style-name="Standard">    """Devuelve un resumen mensual de deudas por día (mes actual)."""</text:p>
      <text:p text:style-name="Standard">    ahora = datetime.now()</text:p>
      <text:p text:style-name="Standard">    anio = ahora.year</text:p>
      <text:p text:style-name="Standard">    mes = ahora.month</text:p>
      <text:p text:style-name="Standard"/>
      <text:p text:style-name="Standard">    resumen = (</text:p>
      <text:p text:style-name="Standard">        db.query(</text:p>
      <text:p text:style-name="Standard">            extract('day', Deuda.fecha_registro).label("dia"),</text:p>
      <text:p text:style-name="Standard">            func.sum(Deuda.monto).label("total")</text:p>
      <text:p text:style-name="Standard">        )</text:p>
      <text:p text:style-name="Standard">        .filter(</text:p>
      <text:p text:style-name="Standard">            extract('year', Deuda.fecha_registro) == anio,</text:p>
      <text:p text:style-name="Standard">            extract('month', Deuda.fecha_registro) == mes</text:p>
      <text:p text:style-name="Standard">        )</text:p>
      <text:p text:style-name="Standard">        .group_by("dia")</text:p>
      <text:p text:style-name="Standard">        .order_by("dia")</text:p>
      <text:p text:style-name="Standard">        .all()</text:p>
      <text:p text:style-name="Standard">    )</text:p>
      <text:p text:style-name="Standard"/>
      <text:p text:style-name="Standard">    return [{"dia": int(dia), "total": float(total)} for dia, total in resumen]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4:04:44.991421000</meta:creation-date>
    <dc:date>2025-08-07T14:04:57.467472800</dc:date>
    <meta:editing-duration>PT12S</meta:editing-duration>
    <meta:editing-cycles>1</meta:editing-cycles>
    <meta:document-statistic meta:table-count="0" meta:image-count="0" meta:object-count="0" meta:page-count="4" meta:paragraph-count="163" meta:word-count="485" meta:character-count="5391" meta:non-whitespace-character-count="4332"/>
    <meta:generator>LibreOffice/25.2.4.3$Windows_X86_64 LibreOffice_project/33e196637044ead23f5c3226cde09b47731f7e27</meta:generator>
  </office:meta>
</office:document-meta>
</file>